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text-properties fo:font-weight="bold" style:font-weight-asian="bold"/>
    </style:style>
    <style:style style:name="P19" style:parent-style-name="Normální" style:family="paragraph">
      <style:text-properties fo:font-weight="bold" style:font-weight-asian="bold"/>
    </style:style>
    <style:style style:name="P20" style:parent-style-name="Normální" style:family="paragraph">
      <style:text-properties fo:font-weight="bold" style:font-weight-asian="bold"/>
    </style:style>
    <style:style style:name="P21" style:parent-style-name="Normální" style:family="paragraph">
      <style:text-properties fo:font-weight="bold" style:font-weight-asian="bold"/>
    </style:style>
    <style:style style:name="P22" style:parent-style-name="Normální" style:family="paragraph">
      <style:text-properties fo:font-weight="bold" style:font-weight-asian="bold"/>
    </style:style>
    <style:style style:name="TableCell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" style:parent-style-name="Normální" style:family="paragraph">
      <style:text-properties fo:font-weight="bold" style:font-weight-asian="bold"/>
    </style:style>
    <style:style style:name="P25" style:parent-style-name="Nadpis1" style:family="paragraph">
      <style:paragraph-properties fo:text-align="justify"/>
    </style:style>
    <style:style style:name="P26" style:parent-style-name="Základnítext" style:family="paragraph">
      <style:paragraph-properties fo:margin-top="0in" fo:margin-bottom="0in" fo:line-height="150%"/>
    </style:style>
    <style:style style:name="P27" style:parent-style-name="Základnítext" style:family="paragraph">
      <style:paragraph-properties fo:margin-top="0in" fo:margin-bottom="0in" fo:line-height="150%"/>
    </style:style>
    <style:style style:name="P28" style:parent-style-name="Základnítext" style:family="paragraph">
      <style:paragraph-properties fo:margin-top="0in" fo:margin-bottom="0in" fo:line-height="150%"/>
    </style:style>
    <style:style style:name="P29" style:parent-style-name="Základnítext" style:family="paragraph">
      <style:paragraph-properties fo:margin-top="0in" fo:margin-bottom="0in" fo:line-height="150%"/>
    </style:style>
    <style:style style:name="P30" style:parent-style-name="Základnítext" style:family="paragraph">
      <style:paragraph-properties fo:margin-top="0in" fo:margin-bottom="0in" fo:line-height="150%"/>
    </style:style>
    <style:style style:name="P31" style:parent-style-name="Základnítext" style:family="paragraph">
      <style:paragraph-properties fo:margin-top="0in" fo:margin-bottom="0in" fo:line-height="150%"/>
    </style:style>
    <style:style style:name="P32" style:parent-style-name="Základnítext" style:family="paragraph">
      <style:paragraph-properties fo:margin-top="0in" fo:margin-bottom="0in" fo:line-height="150%"/>
    </style:style>
    <style:style style:name="P33" style:parent-style-name="Základnítext" style:family="paragraph">
      <style:paragraph-properties fo:margin-top="0in" fo:margin-bottom="0in" fo:line-height="150%"/>
    </style:style>
    <style:style style:name="P34" style:parent-style-name="Základnítext" style:family="paragraph">
      <style:paragraph-properties fo:margin-top="0in" fo:margin-bottom="0in" fo:line-height="150%"/>
    </style:style>
    <style:style style:name="P35" style:parent-style-name="Základnítext" style:family="paragraph">
      <style:paragraph-properties fo:margin-top="0in" fo:margin-bottom="0in" fo:line-height="150%"/>
    </style:style>
    <style:style style:name="P36" style:parent-style-name="Základnítext" style:family="paragraph">
      <style:paragraph-properties fo:margin-top="0in" fo:margin-bottom="0in" fo:line-height="150%"/>
    </style:style>
    <style:style style:name="P37" style:parent-style-name="Základnítext" style:family="paragraph">
      <style:paragraph-properties fo:margin-top="0in" fo:margin-bottom="0in" fo:line-height="150%"/>
    </style:style>
    <style:style style:name="P38" style:parent-style-name="Základnítext" style:family="paragraph">
      <style:paragraph-properties fo:margin-top="0in" fo:margin-bottom="0in" fo:line-height="150%"/>
    </style:style>
    <style:style style:name="P39" style:parent-style-name="Základnítext" style:family="paragraph">
      <style:paragraph-properties fo:margin-top="0in" fo:margin-bottom="0in" fo:line-height="150%"/>
    </style:style>
    <style:style style:name="P40" style:parent-style-name="Základnítext" style:family="paragraph">
      <style:paragraph-properties fo:margin-top="0in" fo:margin-bottom="0in" fo:line-height="150%"/>
    </style:style>
    <style:style style:name="P41" style:parent-style-name="Základnítext" style:family="paragraph">
      <style:paragraph-properties fo:margin-top="0in" fo:margin-bottom="0in" fo:line-height="150%"/>
    </style:style>
    <style:style style:name="P42" style:parent-style-name="Základnítext" style:family="paragraph">
      <style:paragraph-properties fo:margin-top="0in" fo:margin-bottom="0in" fo:line-height="150%"/>
    </style:style>
    <style:style style:name="P43" style:parent-style-name="Základnítext" style:family="paragraph">
      <style:paragraph-properties fo:margin-top="0in" fo:margin-bottom="0in" fo:line-height="150%"/>
    </style:style>
    <style:style style:name="P44" style:parent-style-name="Základnítext" style:family="paragraph">
      <style:paragraph-properties fo:margin-top="0in" fo:margin-bottom="0in" fo:line-height="150%"/>
    </style:style>
    <style:style style:name="P45" style:parent-style-name="Základnítext" style:family="paragraph">
      <style:paragraph-properties fo:margin-top="0in" fo:margin-bottom="0in" fo:line-height="150%"/>
    </style:style>
    <style:style style:name="P46" style:parent-style-name="Základnítext" style:family="paragraph">
      <style:paragraph-properties fo:margin-top="0in" fo:margin-bottom="0in" fo:line-height="150%"/>
    </style:style>
    <style:style style:name="P47" style:parent-style-name="Základnítext" style:family="paragraph">
      <style:paragraph-properties fo:margin-top="0in" fo:margin-bottom="0in" fo:line-height="150%"/>
    </style:style>
    <style:style style:name="P48" style:parent-style-name="Základnítext" style:family="paragraph">
      <style:paragraph-properties fo:margin-top="0in" fo:margin-bottom="0in" fo:line-height="150%"/>
    </style:style>
    <style:style style:name="P49" style:parent-style-name="Základnítext" style:family="paragraph">
      <style:paragraph-properties fo:margin-top="0in" fo:margin-bottom="0in" fo:line-height="150%"/>
    </style:style>
    <style:style style:name="P50" style:parent-style-name="Základnítext" style:family="paragraph">
      <style:paragraph-properties fo:margin-top="0in" fo:margin-bottom="0in" fo:line-height="150%"/>
    </style:style>
    <style:style style:name="P51" style:parent-style-name="Základnítext" style:family="paragraph">
      <style:paragraph-properties fo:margin-top="0in" fo:margin-bottom="0in" fo:line-height="150%"/>
    </style:style>
    <style:style style:name="P52" style:parent-style-name="Základnítext" style:family="paragraph">
      <style:paragraph-properties fo:margin-top="0in" fo:margin-bottom="0in" fo:line-height="15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P16"/>
            <text:p text:style-name="P17"/>
            <text:p text:style-name="Normální"><text:bookmark-start text:name="Text14"/><text:bookmark-start text:name="Text2"/>K106 31/2021<text:bookmark-end text:name="Text14"/></text:p>
            <text:p text:style-name="Normální">KVOP-18128/2021<text:bookmark-end text:name="Text2"/></text:p>
            <text:p text:style-name="Normální"><text:bookmark-start text:name="Text6"/>28. 04. 2021<text:bookmark-end text:name="Text6"/></text:p>
            <text:p text:style-name="P18"/>
            <text:p text:style-name="P19"/>
            <text:p text:style-name="P20"/>
            <text:p text:style-name="P21"/>
            <text:p text:style-name="P22"/>
          </table:table-cell>
          <table:table-cell table:style-name="TableCell23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. S.</text:p>
            <text:p text:style-name="Normální"/>
            <text:p text:style-name="Normální"/>
            <text:p text:style-name="Normální"/>
            <text:p text:style-name="P24">e-mail:<text:s/></text:p>
            <text:p text:style-name="Normální"/>
            <text:p text:style-name="Normální"/>
          </table:table-cell>
        </table:table-row>
      </table:table>
      <text:h text:style-name="P25" text:outline-level="1">Sdělení o poskytnutí<text:s/>podle zákona č. 106/1999 Sb., o svobodném přístupu k informacím, ve znění pozdějších předpisů</text:h>
      <text:p text:style-name="Normální"/>
      <text:p text:style-name="P26">Vážený pane S.,</text:p>
      <text:p text:style-name="P27"/>
      <text:p text:style-name="P28">dne 27. dubna 2021 byla do Kanceláře veřejného ochránce práv doručena Vaše žádost podle zákona o svobodném přístupu k informacím, kterou<text:s/><text:span text:style-name="Silné">žádáte následující informace</text:span>:</text:p>
      <text:p text:style-name="Základnítext">„<text:span text:style-name="Zdůraznění">Informace č. 1</text:span></text:p>
      <text:p text:style-name="Základnítext"><text:span text:style-name="Zdůraznění">a) Jakou spisovou značku má stížnost na průtah proti Msp podaná dne 23. 3. 2021 ?</text:span></text:p>
      <text:p text:style-name="Základnítext"><text:span text:style-name="Zdůraznění">b) Který pracovník VOP řeší uvedenou stížnost (prosím o uvedení telefonního čísla či</text:span></text:p>
      <text:p text:style-name="Základnítext"><text:span text:style-name="Zdůraznění">emailového kontaktu)?</text:span></text:p>
      <text:p text:style-name="Základnítext"><text:span text:style-name="Zdůraznění">c) Jaké konkrétní kroky ve věci stížnosti na průtah proti Msp, ze dne 23. 3. 2021,</text:span></text:p>
      <text:p text:style-name="Základnítext"><text:span text:style-name="Zdůraznění">vykonal VOP k dnešnímu dni?</text:span></text:p>
      <text:p text:style-name="Základnítext"><text:span text:style-name="Zdůraznění">Informace č. 2</text:span></text:p>
      <text:p text:style-name="Základnítext"><text:span text:style-name="Zdůraznění">a) Jakou spisovou značku má stížnost proti Msp podaná dne 6. 9. 2020 ?</text:span></text:p>
      <text:p text:style-name="Základnítext"><text:span text:style-name="Zdůraznění">b) Který pracovník VOP řeší uvedenou stížnost (prosím o uvedení telefonního čísla či</text:span></text:p>
      <text:p text:style-name="Základnítext"><text:span text:style-name="Zdůraznění">emailového kontaktu) ?</text:span></text:p>
      <text:p text:style-name="Základnítext"><text:span text:style-name="Zdůraznění">c) Jaké konkrétní kroky ve věci stížnosti proti Msp, ze dne 6. 9. 2020, vykonal VOP k</text:span></text:p>
      <text:p text:style-name="Základnítext"><text:span text:style-name="Zdůraznění">dnešnímu dni ?</text:span></text:p>
      <text:p text:style-name="Základnítext"><text:span text:style-name="Zdůraznění">Informace č. 3</text:span></text:p>
      <text:p text:style-name="Základnítext"><text:span text:style-name="Zdůraznění">a) Jakou spisovou značku mají mé další stížnosti podané v roce 2019 i 2020 ?</text:span></text:p>
      <text:p text:style-name="Základnítext"><text:span text:style-name="Zdůraznění">b) Kteří pracovníci VOP řešili uvedené stížnosti a s jakým výsledkem (prosím o</text:span></text:p>
      <text:p text:style-name="Základnítext"><text:span text:style-name="Zdůraznění">uvedení telefonního čísla či emailového kontaktu)?</text:span>“</text:p>
      <text:p text:style-name="Základnítext"/>
      <text:p text:style-name="P29">K Vaší žádosti<text:s/><text:span text:style-name="Silné">poskytuji následující informace</text:span>:</text:p>
      <text:p text:style-name="P30"/>
      <text:p text:style-name="P31">K bodu č. 1<text:s/>sděluji:</text:p>
      <text:p text:style-name="P32">Váš podnět ze dne 23. března 2021 je evidován pod spisovou značkou 1865/2021/VOP/JŠ. Zpracovatelem spisu je Mgr. Jan Ščučka. Ve spisu nejsou ke dni podání Vaší žádosti o informace evidovány žádné písemnosti, proto nelze konstatovat, že byly učiněny konkrétní kroky. Nicméně z telefonického hovoru se zpracovatelem spisu vyplývá, že písemnost ve Vaší věci je ve fázi koncepce a lze ji proto v dohledné době očekávat.</text:p>
      <text:p text:style-name="P33"/>
      <text:p text:style-name="P34">Telefon Mgr. Ščučky je 542 542 359, jeho e-mailová adresa je<text:s/><text:a xlink:href="mailto:scucka@ochrance.cz" office:target-frame-name="_top" xlink:show="replace"><text:span text:style-name="Hypertextovýodkaz">scucka@ochrance.cz</text:span></text:a>.<text:s/></text:p>
      <text:p text:style-name="P35"/>
      <text:p text:style-name="P36">K bodu č. 2:</text:p>
      <text:p text:style-name="P37">Podnět ze dne 6. září 2020 Kancelář veřejného ochránce práv<text:s/><text:span text:style-name="Silné">neeviduje</text:span>. Máte-li na mysli podnět ze dne 13. září 2020, ten je evidován pod sp. zn. 5796/2020/VOP/MHU. Zpracovatelem spisu je Mgr. Martin Hurych.</text:p>
      <text:p text:style-name="P38"/>
      <text:p text:style-name="P39">Telefon Mgr. Hurycha je 542 542 303, jeho e-mailová adresa je<text:s/><text:a xlink:href="mailto:hurych@ochrance.cz" office:target-frame-name="_top" xlink:show="replace"><text:span text:style-name="Hypertextovýodkaz">hurych@ochrance.cz</text:span></text:a>.</text:p>
      <text:p text:style-name="P40"/>
      <text:p text:style-name="P41">Ve spise byla vyhotovena výzva k doplnění podnětu ze dne 23. září č. j.<text:s/>KVOP-40575/2020, která mimo jiné obsahuje i výše uvedené informace o spisové značce a kontakt na zpracovatele spisu. Dále byl vyhotoven návrh na zahájení šetření<text:span text:style-name="Značkapozn.podčarou"><text:note text:note-class="footnote" text:id="_ftn0"><text:note-citation>1</text:note-citation><text:note-body><text:p text:style-name="Textpozn.podčarou"><text:s/>Ve smyslu ustanovení § 14 zákona č. 349/1999 Sb., o veřejném ochránci práv, ve znění pozdějších předpisů.</text:p></text:note-body></text:note></text:span><text:s/>ze dne 28. ledna 2021 č. j.<text:s/>Č. j.: KVOP-6171/2021, vyrozumění ze dne 11. února 2021 č. j.<text:s/>KVOP-6173/2021<text:s/>zaslané Vám a výzva k vyjádření<text:span text:style-name="Značkapozn.podčarou"><text:note text:note-class="footnote" text:id="_ftn1"><text:note-citation>2</text:note-citation><text:note-body><text:p text:style-name="Textpozn.podčarou"><text:s/>Ve smyslu ustanovení § 15 odst. 2 zákona o veřejném ochránci práv.</text:p></text:note-body></text:note></text:span><text:s/>ze dne 11. února 2021 č. j.<text:s/>KVOP-6175/2021<text:s/>zaslaná Ministerstvu spravedlnosti. Pro doplnění je ještě vhodné uvést, že ochránce obdržel dvě odpovědi od Ministerstva spravedlnosti, a to ve dnech 19. a 24. března 2021. V současné době ochránce připravuje zprávu o šetření<text:span text:style-name="Značkapozn.podčarou"><text:note text:note-class="footnote" text:id="_ftn2"><text:note-citation>3</text:note-citation><text:note-body><text:p text:style-name="Textpozn.podčarou"><text:s/>Ve smyslu ustanovení § 18 zákona o veřejném ochránci práv.</text:p></text:note-body></text:note></text:span>, jejímž předmětem bude i posouzení adekvátnosti přijatých opatření k nápravě. O dalším postupu ochránce budete vyrozuměn.</text:p>
      <text:p text:style-name="P42"/>
      <text:soft-page-break/>
      <text:p text:style-name="P43">K bodu č. 3:</text:p>
      <text:p text:style-name="P44">Váš podnět ze dne 19. února 2019 je evidován pod spisovou značkou 1233/2019/VOP/AK. Zpracovatelkou spisu byla Mgr. Bc. Alžbeta Králová, Ph.D. Na základě spisu bylo zahájené šetření, v němž bylo konstatováno pochybení<text:s/>Ministerstva spravedlnosti<text:s/>při vyřízení Vaší věci. Šetření ukončil v souladu s ustanovením § 18 odst. 2 zákona o veřejném ochránci práv tehdejší zástupce veřejné ochránkyně práv a současný ochránce JUDr. Stanislav Křeček, neboť nečinnost Ministerstva spravedlnosti byla odstraněna.<text:s/>Zpráva ze dne 3. června 2019 má č. j.<text:s/>KVOP-24955/2019.</text:p>
      <text:p text:style-name="P45"/>
      <text:p text:style-name="P46">Mgr. Bc. Alžbeta Králová, Ph.D.<text:s/>je dlouhodobě mimo aktivní výkon pracovní činnosti, proto nemá v současnosti přidělené telefonní číslo ani aktivní e-mailovou adresu, na které byste ji mohl kvůli pracovním věcem kontaktovat. V případě potřeby proto kontaktujte vedoucí Odboru justice migrace a financí JUDr. Petru Janouškovou na čísle 542 542 356 nebo na e-mailu<text:s/><text:a xlink:href="mailto:janouskova@ochrance.cz" office:target-frame-name="_top" xlink:show="replace"><text:span text:style-name="Hypertextovýodkaz">janouskova@ochrance.cz</text:span></text:a>.</text:p>
      <text:p text:style-name="P47"/>
      <text:p text:style-name="P48">Jakkoliv ve své žádosti hovoříte o stížnostech z let 2019 a 2020, jiná Vaše podání, než ta uvedená výše, která by byla podnětem<text:span text:style-name="Značkapozn.podčarou"><text:note text:note-class="footnote" text:id="_ftn3"><text:note-citation>4</text:note-citation><text:note-body><text:p text:style-name="Textpozn.podčarou"><text:s/>Ve smyslu ustanovení § 11 zákona o veřejném ochránci práv.</text:p></text:note-body></text:note></text:span>, ochránce neeviduje. Dovolím si předpokládat, že stížností máte na mysli právě podnět, a to na základě formulace bodů 1 a 2. Pro úplnost lze ještě doplnit, že Kancelář veřejného ochránce práv neeviduje za roky 2019 a 2020 ani jiné podání, které by bylo možné pod pojem stížnost podřadit (například stížnost na nevhodné chování pracovníka kanceláře).</text:p>
      <text:p text:style-name="P49"/>
      <text:p text:style-name="P50">Ke všem bodům společně:<text:s/></text:p>
      <text:p text:style-name="P51">Vzhledem k tomu, jak jste svou žádost koncipoval (tedy „kdo řeší“), poskytnul jsem Vám informace o zpracovatelích jednotlivých spisů. Tím, kdo v dané věci činí závěry o tom, zda úřad postupoval správně či nikoliv,<text:s/><text:span text:style-name="Silné">je vždy ochránce</text:span><text:s/>JUDr. Stanislav Křeček<text:s/><text:span text:style-name="Silné">nebo</text:span><text:s/><text:span text:style-name="Silné">jeho zástupkyně</text:span><text:s/>Mgr. Monika Šimůnková. Agenda poskytování dohledu nad postupem úřadů při poskytování informací<text:span text:style-name="Značkapozn.podčarou"><text:note text:note-class="footnote" text:id="_ftn4"><text:note-citation>5</text:note-citation><text:note-body><text:p text:style-name="Textpozn.podčarou"><text:s/>Ve smyslu zákona č. 106/1999 Sb., o svobodném přístupu k informacím, ve znění pozdějších předpisů.</text:p></text:note-body></text:note></text:span><text:s/>spadá v současné době do gesce zástupkyně ochránce.<text:span text:style-name="Značkapozn.podčarou"><text:note text:note-class="footnote" text:id="_ftn5"><text:note-citation>6</text:note-citation><text:note-body><text:p text:style-name="Textpozn.podčarou"><text:s/>Ochránce využil svého oprávnění ve smyslu § 2 odst. 4 zákona o veřejném ochránci práv a delegoval část své působnosti na svou zástupkyni.</text:p></text:note-body></text:note></text:span></text:p>
      <text:p text:style-name="P52">S pozdravem</text:p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C86I*</text:span>*KVOPX00BC86I*</text:p>
        <text:p text:style-name="P12"><text:span text:style-name="T13">KVOPX00BC86I</text:span>KVOPX00BC86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8T06:53:00Z</meta:creation-date>
    <dc:date>2021-06-18T08:55:00Z</dc:date>
    <meta:print-date>2016-06-27T07:08:00Z</meta:print-date>
    <meta:template xlink:href="KVOP_dopis%20vedoucího" xlink:type="simple"/>
    <meta:editing-cycles>3</meta:editing-cycles>
    <meta:editing-duration>PT7380S</meta:editing-duration>
    <meta:user-defined meta:name="ContentTypeId">0x010100D3A71DC738674B4893D02C4CA0E22FAC</meta:user-defined>
    <meta:document-statistic meta:page-count="4" meta:paragraph-count="10" meta:word-count="738" meta:character-count="5085" meta:row-count="36" meta:non-whitespace-character-count="4357"/>
  </office:meta>
</office:document-meta>
</file>